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1.5514in" style:rel-column-width="14684*"/>
    </style:style>
    <style:style style:name="Table3.F" style:family="table-column">
      <style:table-column-properties style:column-width="2.3861in" style:rel-column-width="22581*"/>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1.5514in" style:rel-column-width="14684*"/>
    </style:style>
    <style:style style:name="Table4.F" style:family="table-column">
      <style:table-column-properties style:column-width="2.3861in" style:rel-column-width="2258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1.5514in" style:rel-column-width="14684*"/>
    </style:style>
    <style:style style:name="Table5.F" style:family="table-column">
      <style:table-column-properties style:column-width="2.3861in" style:rel-column-width="22581*"/>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1.5514in" style:rel-column-width="14684*"/>
    </style:style>
    <style:style style:name="Table6.F" style:family="table-column">
      <style:table-column-properties style:column-width="2.3861in" style:rel-column-width="22581*"/>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1.5514in" style:rel-column-width="14684*"/>
    </style:style>
    <style:style style:name="Table7.F" style:family="table-column">
      <style:table-column-properties style:column-width="2.3861in" style:rel-column-width="22581*"/>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1.6083in" style:rel-column-width="15219*"/>
    </style:style>
    <style:style style:name="Table9.F" style:family="table-column">
      <style:table-column-properties style:column-width="2.3292in" style:rel-column-width="22040*"/>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1.6083in" style:rel-column-width="15219*"/>
    </style:style>
    <style:style style:name="Table12.F" style:family="table-column">
      <style:table-column-properties style:column-width="2.3292in" style:rel-column-width="22040*"/>
    </style:style>
    <style:style style:name="Table12.A1" style:family="table-cell">
      <style:table-cell-properties fo:padding="0.0382in" fo:border-left="0.0007in solid #000000" fo:border-right="none" fo:border-top="0.0007in solid #000000" fo:border-bottom="0.0007in solid #000000"/>
    </style:style>
    <style:style style:name="Table12.F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F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1.2111in" style:rel-column-width="11461*"/>
    </style:style>
    <style:style style:name="Table14.B" style:family="table-column">
      <style:table-column-properties style:column-width="0.6in" style:rel-column-width="5678*"/>
    </style:style>
    <style:style style:name="Table14.C" style:family="table-column">
      <style:table-column-properties style:column-width="0.5792in" style:rel-column-width="5480*"/>
    </style:style>
    <style:style style:name="Table14.D" style:family="table-column">
      <style:table-column-properties style:column-width="0.5972in" style:rel-column-width="5651*"/>
    </style:style>
    <style:style style:name="Table14.E" style:family="table-column">
      <style:table-column-properties style:column-width="0.8736in" style:rel-column-width="8267*"/>
    </style:style>
    <style:style style:name="Table14.F" style:family="table-column">
      <style:table-column-properties style:column-width="1.3563in" style:rel-column-width="12834*"/>
    </style:style>
    <style:style style:name="Table14.G" style:family="table-column">
      <style:table-column-properties style:column-width="1.7083in" style:rel-column-width="16164*"/>
    </style:style>
    <style:style style:name="Table14.A1" style:family="table-cell">
      <style:table-cell-properties fo:padding="0.0382in" fo:border-left="0.0007in solid #000000" fo:border-right="none" fo:border-top="0.0007in solid #000000" fo:border-bottom="0.0007in solid #000000"/>
    </style:style>
    <style:style style:name="Table14.G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G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1.2111in" style:rel-column-width="11461*"/>
    </style:style>
    <style:style style:name="Table15.B" style:family="table-column">
      <style:table-column-properties style:column-width="0.6in" style:rel-column-width="5678*"/>
    </style:style>
    <style:style style:name="Table15.C" style:family="table-column">
      <style:table-column-properties style:column-width="0.5792in" style:rel-column-width="5480*"/>
    </style:style>
    <style:style style:name="Table15.D" style:family="table-column">
      <style:table-column-properties style:column-width="0.5972in" style:rel-column-width="5651*"/>
    </style:style>
    <style:style style:name="Table15.E" style:family="table-column">
      <style:table-column-properties style:column-width="0.8736in" style:rel-column-width="8267*"/>
    </style:style>
    <style:style style:name="Table15.F" style:family="table-column">
      <style:table-column-properties style:column-width="1.3563in" style:rel-column-width="12834*"/>
    </style:style>
    <style:style style:name="Table15.G" style:family="table-column">
      <style:table-column-properties style:column-width="1.7083in" style:rel-column-width="16164*"/>
    </style:style>
    <style:style style:name="Table15.A1" style:family="table-cell">
      <style:table-cell-properties fo:padding="0.0382in" fo:border-left="0.0007in solid #000000" fo:border-right="none" fo:border-top="0.0007in solid #000000" fo:border-bottom="0.0007in solid #000000"/>
    </style:style>
    <style:style style:name="Table15.G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G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may-break-between-rows="false" style:writing-mode="lr-tb"/>
    </style:style>
    <style:style style:name="Table16.A" style:family="table-column">
      <style:table-column-properties style:column-width="1.2111in" style:rel-column-width="11461*"/>
    </style:style>
    <style:style style:name="Table16.B" style:family="table-column">
      <style:table-column-properties style:column-width="0.6in" style:rel-column-width="5678*"/>
    </style:style>
    <style:style style:name="Table16.C" style:family="table-column">
      <style:table-column-properties style:column-width="0.5792in" style:rel-column-width="5480*"/>
    </style:style>
    <style:style style:name="Table16.D" style:family="table-column">
      <style:table-column-properties style:column-width="0.5972in" style:rel-column-width="5651*"/>
    </style:style>
    <style:style style:name="Table16.E" style:family="table-column">
      <style:table-column-properties style:column-width="0.8736in" style:rel-column-width="8267*"/>
    </style:style>
    <style:style style:name="Table16.F" style:family="table-column">
      <style:table-column-properties style:column-width="1.3563in" style:rel-column-width="12834*"/>
    </style:style>
    <style:style style:name="Table16.G" style:family="table-column">
      <style:table-column-properties style:column-width="1.7083in" style:rel-column-width="16164*"/>
    </style:style>
    <style:style style:name="Table16.A1" style:family="table-cell">
      <style:table-cell-properties fo:padding="0.0382in" fo:border-left="0.0007in solid #000000" fo:border-right="none" fo:border-top="0.0007in solid #000000" fo:border-bottom="0.0007in solid #000000"/>
    </style:style>
    <style:style style:name="Table16.G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table:align="margins" style:may-break-between-rows="false" style:writing-mode="lr-tb"/>
    </style:style>
    <style:style style:name="Table17.A" style:family="table-column">
      <style:table-column-properties style:rel-column-width="11461*"/>
    </style:style>
    <style:style style:name="Table17.B" style:family="table-column">
      <style:table-column-properties style:rel-column-width="5678*"/>
    </style:style>
    <style:style style:name="Table17.C" style:family="table-column">
      <style:table-column-properties style:rel-column-width="5480*"/>
    </style:style>
    <style:style style:name="Table17.D" style:family="table-column">
      <style:table-column-properties style:rel-column-width="5651*"/>
    </style:style>
    <style:style style:name="Table17.E" style:family="table-column">
      <style:table-column-properties style:rel-column-width="8267*"/>
    </style:style>
    <style:style style:name="Table17.F" style:family="table-column">
      <style:table-column-properties style:rel-column-width="12834*"/>
    </style:style>
    <style:style style:name="Table17.G" style:family="table-column">
      <style:table-column-properties style:rel-column-width="16164*"/>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G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G2" style:family="table-cell">
      <style:table-cell-properties fo:padding="0.0382in" fo:border-left="0.0007in solid #000000" fo:border-right="0.0007in solid #000000" fo:border-top="none" fo:border-bottom="0.0007in solid #000000"/>
    </style:style>
    <style:style style:name="Table18" style:family="table">
      <style:table-properties table:align="margins" style:writing-mode="lr-tb"/>
    </style:style>
    <style:style style:name="Table18.A" style:family="table-column">
      <style:table-column-properties style:rel-column-width="11461*"/>
    </style:style>
    <style:style style:name="Table18.B" style:family="table-column">
      <style:table-column-properties style:rel-column-width="5678*"/>
    </style:style>
    <style:style style:name="Table18.C" style:family="table-column">
      <style:table-column-properties style:rel-column-width="5480*"/>
    </style:style>
    <style:style style:name="Table18.D" style:family="table-column">
      <style:table-column-properties style:rel-column-width="5651*"/>
    </style:style>
    <style:style style:name="Table18.E" style:family="table-column">
      <style:table-column-properties style:rel-column-width="8267*"/>
    </style:style>
    <style:style style:name="Table18.F" style:family="table-column">
      <style:table-column-properties style:rel-column-width="12834*"/>
    </style:style>
    <style:style style:name="Table18.G" style:family="table-column">
      <style:table-column-properties style:rel-column-width="16164*"/>
    </style:style>
    <style:style style:name="Table18.A1" style:family="table-cell">
      <style:table-cell-properties fo:padding="0.0382in" fo:border-left="0.0007in solid #000000" fo:border-right="none" fo:border-top="0.0007in solid #000000" fo:border-bottom="0.0007in solid #000000"/>
    </style:style>
    <style:style style:name="Table18.G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table:align="margins" style:writing-mode="lr-tb"/>
    </style:style>
    <style:style style:name="Table19.A" style:family="table-column">
      <style:table-column-properties style:rel-column-width="11467*"/>
    </style:style>
    <style:style style:name="Table19.B" style:family="table-column">
      <style:table-column-properties style:rel-column-width="5678*"/>
    </style:style>
    <style:style style:name="Table19.C" style:family="table-column">
      <style:table-column-properties style:rel-column-width="5480*"/>
    </style:style>
    <style:style style:name="Table19.D" style:family="table-column">
      <style:table-column-properties style:rel-column-width="5651*"/>
    </style:style>
    <style:style style:name="Table19.E" style:family="table-column">
      <style:table-column-properties style:rel-column-width="9338*"/>
    </style:style>
    <style:style style:name="Table19.F" style:family="table-column">
      <style:table-column-properties style:rel-column-width="11763*"/>
    </style:style>
    <style:style style:name="Table19.G" style:family="table-column">
      <style:table-column-properties style:rel-column-width="16158*"/>
    </style:style>
    <style:style style:name="Table19.A1" style:family="table-cell">
      <style:table-cell-properties fo:padding="0.0382in" fo:border-left="0.0007in solid #000000" fo:border-right="none" fo:border-top="0.0007in solid #000000" fo:border-bottom="0.0007in solid #000000"/>
    </style:style>
    <style:style style:name="Table19.G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G2" style:family="table-cell">
      <style:table-cell-properties fo:padding="0.0382in" fo:border-left="0.0007in solid #000000" fo:border-right="0.0007in solid #000000" fo:border-top="none" fo:border-bottom="0.0007in solid #000000"/>
    </style:style>
    <style:style style:name="Table20" style:family="table">
      <style:table-properties table:align="margins" style:writing-mode="lr-tb"/>
    </style:style>
    <style:style style:name="Table20.A" style:family="table-column">
      <style:table-column-properties style:rel-column-width="11467*"/>
    </style:style>
    <style:style style:name="Table20.B" style:family="table-column">
      <style:table-column-properties style:rel-column-width="5678*"/>
    </style:style>
    <style:style style:name="Table20.C" style:family="table-column">
      <style:table-column-properties style:rel-column-width="5480*"/>
    </style:style>
    <style:style style:name="Table20.D" style:family="table-column">
      <style:table-column-properties style:rel-column-width="5651*"/>
    </style:style>
    <style:style style:name="Table20.E" style:family="table-column">
      <style:table-column-properties style:rel-column-width="9338*"/>
    </style:style>
    <style:style style:name="Table20.F" style:family="table-column">
      <style:table-column-properties style:rel-column-width="11763*"/>
    </style:style>
    <style:style style:name="Table20.G" style:family="table-column">
      <style:table-column-properties style:rel-column-width="16158*"/>
    </style:style>
    <style:style style:name="Table20.A1" style:family="table-cell">
      <style:table-cell-properties fo:padding="0.0382in" fo:border-left="0.0007in solid #000000" fo:border-right="none" fo:border-top="0.0007in solid #000000" fo:border-bottom="0.0007in solid #000000"/>
    </style:style>
    <style:style style:name="Table20.G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G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First_20_Page">
      <style:paragraph-properties style:page-number="auto"/>
    </style:style>
    <style:style style:name="P2" style:family="paragraph" style:parent-style-name="Table_20_Contents">
      <style:paragraph-properties fo:text-align="center" style:justify-single-word="fals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Standard">
      <style:paragraph-properties fo:background-color="transparent">
        <style:background-image/>
      </style:paragraph-properties>
    </style:style>
    <style:style style:name="P23" style:family="paragraph" style:parent-style-name="Standard">
      <style:paragraph-properties fo:break-before="page"/>
    </style:style>
    <style:style style:name="P24" style:family="paragraph" style:parent-style-name="Contents_20_5">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Standard" style:master-page-name="First_20_Page">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Standard" style:list-style-name="L12"/>
    <style:style style:name="P43" style:family="paragraph" style:parent-style-name="Standard" style:list-style-name="L13"/>
    <style:style style:name="P44" style:family="paragraph" style:parent-style-name="Standard" style:list-style-name="L14"/>
    <style:style style:name="P45" style:family="paragraph" style:parent-style-name="Standard" style:list-style-name="L15"/>
    <style:style style:name="P46" style:family="paragraph" style:parent-style-name="Standard" style:list-style-name="L16"/>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7" style:family="paragraph" style:parent-style-name="Table_20_Contents">
      <style:paragraph-properties fo:text-align="center" style:justify-single-word="false"/>
    </style:style>
    <style:style style:name="P58" style:family="paragraph">
      <style:paragraph-properties style:writing-mode="lr-tb"/>
    </style:style>
    <style:style style:name="P5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86175760" text:id="ct486175760">
          <text:deletion>
            <office:change-info>
              <dc:creator>David Harris</dc:creator>
              <dc:date>2013-02-11T08:19:00</dc:date>
            </office:change-info>
            <text:p text:style-name="P1">This Working Note contains informative discussion and background for the OpenLCB CAN Message Network. It's under active development, which means it's messy. <text:s/>It is written in several voices because parts will eventually become a Standard and other parts a Technical Note.</text:p>
          </text:deletion>
        </text:changed-region>
        <text:changed-region xml:id="ct486177984" text:id="ct486177984">
          <text:deletion>
            <office:change-info>
              <dc:creator>David Harris</dc:creator>
              <dc:date>2013-02-11T08:19:00</dc:date>
            </office:change-info>
            <text:p text:style-name="Standard">explanatory</text:p>
          </text:deletion>
        </text:changed-region>
        <text:changed-region xml:id="ct486176000" text:id="ct486176000">
          <text:insertion>
            <office:change-info>
              <dc:creator>David Harris</dc:creator>
              <dc:date>2013-02-11T08:19:00</dc:date>
            </office:change-info>
          </text:insertion>
        </text:changed-region>
        <text:changed-region xml:id="ct486176128" text:id="ct486176128">
          <text:deletion>
            <office:change-info>
              <dc:creator>David Harris</dc:creator>
              <dc:date>2013-02-11T08:19:00</dc:date>
            </office:change-info>
            <text:p text:style-name="Standard">(future Technical Note) </text:p>
          </text:deletion>
        </text:changed-region>
        <text:changed-region xml:id="ct486176400" text:id="ct486176400">
          <text:deletion>
            <office:change-info>
              <dc:creator>David Harris</dc:creator>
              <dc:date>2013-02-11T08:19:00</dc:date>
            </office:change-info>
            <text:p text:style-name="Standard">informative</text:p>
          </text:deletion>
        </text:changed-region>
        <text:changed-region xml:id="ct486176528" text:id="ct486176528">
          <text:insertion>
            <office:change-info>
              <dc:creator>David Harris</dc:creator>
              <dc:date>2013-02-11T08:19:00</dc:date>
            </office:change-info>
          </text:insertion>
        </text:changed-region>
        <text:changed-region xml:id="ct486176656" text:id="ct486176656">
          <text:insertion>
            <office:change-info>
              <dc:creator>David Harris</dc:creator>
              <dc:date>2013-02-11T08:20:00</dc:date>
            </office:change-info>
          </text:insertion>
        </text:changed-region>
        <text:changed-region xml:id="ct486176784" text:id="ct486176784">
          <text:deletion>
            <office:change-info>
              <dc:creator>David Harris</dc:creator>
              <dc:date>2013-02-11T08:20:00</dc:date>
            </office:change-info>
            <text:p text:style-name="Standard">for the (eventual) </text:p>
          </text:deletion>
        </text:changed-region>
        <text:changed-region xml:id="ct486176944" text:id="ct486176944">
          <text:insertion>
            <office:change-info>
              <dc:creator>David Harris</dc:creator>
              <dc:date>2013-02-11T08:20:00</dc:date>
            </office:change-info>
          </text:insertion>
        </text:changed-region>
        <text:changed-region xml:id="ct486177040" text:id="ct486177040">
          <text:insertion>
            <office:change-info>
              <dc:creator>David Harris</dc:creator>
              <dc:date>2013-02-11T08:21:00</dc:date>
            </office:change-info>
          </text:insertion>
        </text:changed-region>
        <text:changed-region xml:id="ct486177168" text:id="ct486177168">
          <text:deletion>
            <office:change-info>
              <dc:creator>David Harris</dc:creator>
              <dc:date>2013-02-11T08:21:00</dc:date>
            </office:change-info>
            <text:p text:style-name="Standard">CAN</text:p>
          </text:deletion>
        </text:changed-region>
        <text:changed-region xml:id="ct486178128" text:id="ct486178128">
          <text:deletion>
            <office:change-info>
              <dc:creator>David Harris</dc:creator>
              <dc:date>2013-02-11T08:21:00</dc:date>
            </office:change-info>
            <text:p text:style-name="Standard">Specification</text:p>
          </text:deletion>
        </text:changed-region>
        <text:changed-region xml:id="ct486178256" text:id="ct486178256">
          <text:insertion>
            <office:change-info>
              <dc:creator>David Harris</dc:creator>
              <dc:date>2013-02-11T08:21:00</dc:date>
            </office:change-info>
          </text:insertion>
        </text:changed-region>
        <text:changed-region xml:id="ct486178944" text:id="ct486178944">
          <text:deletion>
            <office:change-info>
              <dc:creator>David Harris</dc:creator>
              <dc:date>2013-02-11T08:22:00</dc:date>
            </office:change-info>
            <text:h text:style-name="Heading_20_1" text:outline-level="1" text:is-list-header="true">Annotations to the Specification</text:h>
            <text:p text:style-name="Standard">This section provides background information on corresponding sections of the Specification document. It's expected that two documents will be read together.</text:p>
            <text:h text:style-name="Heading_20_2" text:outline-level="2" text:is-list-header="true">Introduction</text:h>
            <text:p text:style-name="Standard">OpenLCB is based on a global exchange of individual messages. This specification defines <text:span text:style-name="T1">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deletion>
        </text:changed-region>
        <text:changed-region xml:id="ct486180576" text:id="ct486180576">
          <text:deletion>
            <office:change-info>
              <dc:creator>David Harris</dc:creator>
              <dc:date>2013-02-11T08:23:00</dc:date>
            </office:change-info>
            <text:p text:style-name="Standard">All OpenLCB protocols are built upon the exchange of messages. <text:s/>Higher-level protocols for exchange of data via datagrams, events and for other purposes are constructed using messages as described here.</text:p>
          </text:deletion>
        </text:changed-region>
        <text:changed-region xml:id="ct486205904" text:id="ct486205904">
          <text:insertion>
            <office:change-info>
              <dc:creator>Bob Jacobsen</dc:creator>
              <dc:date>2013-04-28T01:46:00</dc:date>
            </office:change-info>
          </text:insertion>
        </text:changed-region>
        <text:changed-region xml:id="ct486208608" text:id="ct486208608">
          <text:insertion>
            <office:change-info>
              <dc:creator>Bob Jacobsen</dc:creator>
              <dc:date>2013-04-28T01:47:00</dc:date>
            </office:change-info>
          </text:insertion>
        </text:changed-region>
        <text:changed-region xml:id="ct486209984" text:id="ct486209984">
          <text:insertion>
            <office:change-info>
              <dc:creator>Bob Jacobsen</dc:creator>
              <dc:date>2013-03-24T14:50:00</dc:date>
            </office:change-info>
          </text:insertion>
        </text:changed-region>
        <text:changed-region xml:id="ct202865776" text:id="ct202865776">
          <text:deletion>
            <office:change-info>
              <dc:creator>Jim Kueneman</dc:creator>
              <dc:date>2014-04-11T15:04:00</dc:date>
            </office:change-info>
            <text:p text:style-name="P2">DCC Command Station</text:p>
          </text:deletion>
        </text:changed-region>
        <text:changed-region xml:id="ct508269632" text:id="ct508269632">
          <text:insertion>
            <office:change-info>
              <dc:creator>Jim Kueneman</dc:creator>
              <dc:date>2014-04-11T15:04:00</dc:date>
            </office:change-info>
          </text:insertion>
        </text:changed-region>
        <text:changed-region xml:id="ct270943776" text:id="ct270943776">
          <text:insertion>
            <office:change-info>
              <dc:creator>Bob Jacobsen</dc:creator>
              <dc:date>2013-02-05T07:50:00</dc:date>
            </office:change-info>
          </text:insertion>
        </text:changed-region>
        <text:changed-region xml:id="ct270940656" text:id="ct270940656">
          <text:insertion>
            <office:change-info>
              <dc:creator>Bob Jacobsen</dc:creator>
              <dc:date>2013-02-05T07:50:00</dc:date>
            </office:change-info>
          </text:insertion>
        </text:changed-region>
        <text:changed-region xml:id="ct270940752" text:id="ct270940752">
          <text:deletion>
            <office:change-info>
              <dc:creator>Bob Jacobsen</dc:creator>
              <dc:date>2013-02-05T07:50:00</dc:date>
            </office:change-info>
            <text:p text:style-name="Standard">this</text:p>
          </text:deletion>
        </text:changed-region>
        <text:changed-region xml:id="ct270943552" text:id="ct270943552">
          <text:insertion>
            <office:change-info>
              <dc:creator>Bob Jacobsen</dc:creator>
              <dc:date>2013-02-05T07:50:00</dc:date>
            </office:change-info>
          </text:insertion>
        </text:changed-region>
        <text:changed-region xml:id="ct270941104" text:id="ct270941104">
          <text:insertion>
            <office:change-info>
              <dc:creator>Bob Jacobsen</dc:creator>
              <dc:date>2013-02-05T07:50:00</dc:date>
            </office:change-info>
          </text:insertion>
        </text:changed-region>
        <text:changed-region xml:id="ct486229952" text:id="ct486229952">
          <text:insertion>
            <office:change-info>
              <dc:creator>David Harris</dc:creator>
              <dc:date>2013-02-14T00:38:00</dc:date>
            </office:change-info>
          </text:insertion>
        </text:changed-region>
        <text:changed-region xml:id="ct270921280" text:id="ct270921280">
          <text:insertion>
            <office:change-info>
              <dc:creator>David Harris</dc:creator>
              <dc:date>2013-02-14T00:40:00</dc:date>
            </office:change-info>
          </text:insertion>
        </text:changed-region>
        <text:changed-region xml:id="ct270916160" text:id="ct270916160">
          <text:insertion>
            <office:change-info>
              <dc:creator>David Harris</dc:creator>
              <dc:date>2013-02-14T0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486175760"/></text:p>
      <text:h text:style-name="Heading_20_1" text:outline-level="1">Introduction</text:h>
      <text:p text:style-name="Standard">This <text:change text:change-id="ct486177984"/><text:change-start text:change-id="ct486176000"/>Specification<text:change-end text:change-id="ct486176000"/> <text:change text:change-id="ct486176128"/>contains <text:change text:change-id="ct486176400"/><text:change-start text:change-id="ct486176528"/>normative information<text:change-end text:change-id="ct486176528"/><text:change-start text:change-id="ct486176656"/> about the OpenLCB Message Network, corresponding<text:change-end text:change-id="ct486176656"/> discussion and background <text:change text:change-id="ct486176784"/><text:change-start text:change-id="ct486176944"/>can <text:change-end text:change-id="ct486176944"/><text:change-start text:change-id="ct486177040"/>be found in the <text:change-end text:change-id="ct486177040"/>corresponding “OpenLCB <text:change text:change-id="ct486177168"/><text:s/>Message Network <text:change text:change-id="ct486178128"/><text:change-start text:change-id="ct486178256"/>Technical Note<text:change-end text:change-id="ct486178256"/>”.</text:p>
      <text:p text:style-name="Standard">The protocol is described via three components: <text:span text:style-name="T1">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 text:is-list-header="true"><text:change text:change-id="ct486178944"/></text:h>
      <text:h text:style-name="Heading_20_1" text:outline-level="1"><text:soft-page-break/>Intended Use</text:h>
      <text:p text:style-name="Standard">The interactions described here are used by all OpenLCB nodes to connect to the OpenLCB network. </text:p>
      <text:p text:style-name="Standard"><text:change text:change-id="ct486180576"/></text:p>
      <text:h text:style-name="Heading_20_2" text:outline-level="2">References and Context</text:h>
      <text:p text:style-name="Standard">For background information on format and presentation, see:</text:p>
      <text:list xml:id="list648177448699677068" text:style-name="L1">
        <text:list-item>
          <text:p text:style-name="P30">OpenLCB Common Information Technical Note</text:p>
        </text:list-item>
      </text:list>
      <text:p text:style-name="Standard">This specification is in the context of the following OpenLCB Specifications:</text:p>
      <text:list xml:id="list621236616603168670" text:style-name="L2">
        <text:list-item>
          <text:p text:style-name="P31">The OpenLCB Node Identifier Specification, which specifies Node Identifiers <text:span text:style-name="T1">and</text:span> how they are defined.</text:p>
        </text:list-item>
      </text:list>
      <text:p text:style-name="Standard">This specification is in the context of the following OpenLCB-CAN Specifications:</text:p>
      <text:list xml:id="list277277134" text:continue-numbering="true" text:style-name="L2">
        <text:list-item>
          <text:p text:style-name="P31">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531704654" text:continue-numbering="true" text:style-name="L2">
        <text:list-item>
          <text:p text:style-name="P31">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Heading_20_3" text:outline-level="3">Message Type Indicators</text:h>
      <text:p text:style-name="P14">(Most of this section <text:span text:style-name="T1">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ext:soft-page-break/>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1">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3553484317164231930" text:style-name="L3">
        <text:list-item>
          <text:p text:style-name="P32">Use a dedicated bit field to distinguish the types, e.g. 1 indicates addressed and 0 means global.</text:p>
        </text:list-item>
        <text:list-item>
          <text:p text:style-name="P32">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soft-page-break/></text:p>
          </table:table-cell>
          <table:table-cell table:style-name="Table10.A2" office:value-type="string">
            <text:p text:style-name="Table_20_Contents">2 bits</text:p>
            <text:p text:style-name="Table_20_Contents"><text:soft-page-break/>0x0C00</text:p>
          </table:table-cell>
          <table:table-cell table:style-name="Table10.C2" office:value-type="string">
            <text:p text:style-name="Table_20_Contents">0 to 3<text:soft-page-break/></text:p>
            <text:p text:style-name="Table_20_Contents">0 goes first, 3 last if priority processing is present</text:p>
          </table:table-cell>
        </table:table-row>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3"><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4875992143406243162" text:style-name="L4">
        <text:list-item>
          <text:p text:style-name="P33">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1">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700587048" text:continue-numbering="true" text:style-name="L4">
        <text:list-item>
          <text:p text:style-name="P33"><text:soft-page-break/>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3">The least significant bit “Simple Node flag” is used to indicate messages meant for “simple” or minimal nodes. A 1 in this bit means that these simple nodes can ignore this message. A 0 in this bit means that <text:span text:style-name="T1">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1">the</text:span> MTI is interpreted as flags that define the structure and format of the message type.</text:p>
      <text:list xml:id="list9167892928075158755" text:style-name="L5">
        <text:list-item>
          <text:p text:style-name="P34">The most significant bit, <text:span text:style-name="T1">the “Address Present” flag, indicates whether the message carries a destination address (1) or does not carry a destination address (0). These are also referred to as “addressed” or “global” messages respectively.</text:span></text:p>
        </text:list-item>
      </text:list>
      <text:p text:style-name="P17"><text:span text:style-name="T1">Global messages shall be delivered to all nodes.</text:span><text:span text:style-name="T1"><text:note text:id="ftn2" text:note-class="footnote"><text:note-citation>2</text:note-citation><text:note-body><text:p text:style-name="Footnote">The “simple node protocol” is an exception to this, which needs to be worked into this Standard.</text:p></text:note-body></text:note></text:span></text:p>
      <text:p text:style-name="P18">Addressed messages shall be delivered to the node in their destination node ID. <text:s/>They may, but need not, be delivered to other nodes.</text:p>
      <text:list xml:id="list424173868372931422" text:style-name="L6">
        <text:list-item>
          <text:p text:style-name="P35">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1">resent) or right after the MTI (if no destination ID present).</text:span></text:p>
        </text:list-item>
      </text:list>
      <text:list xml:id="list8582640468310486654" text:style-name="L7">
        <text:list-item>
          <text:p text:style-name="P36">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ext:soft-page-break/>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2">0</text:p>
          </table:table-cell>
          <table:table-cell table:style-name="Table8.B2" office:value-type="string">
            <text:p text:style-name="Table_20_Contents">(Reserved)</text:p>
          </table:table-cell>
        </table:table-row>
        <table:table-row>
          <table:table-cell table:style-name="Table8.A2" office:value-type="float" office:value="1">
            <text:p text:style-name="P2">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2">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2">3</text:p>
          </table:table-cell>
          <table:table-cell table:style-name="Table8.B2" office:value-type="string">
            <text:p text:style-name="Table_20_Contents">Datagram first frame</text:p>
          </table:table-cell>
        </table:table-row>
        <table:table-row>
          <table:table-cell table:style-name="Table8.A2" office:value-type="float" office:value="4">
            <text:p text:style-name="P2">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2">5</text:p>
          </table:table-cell>
          <table:table-cell table:style-name="Table8.B2" office:value-type="string">
            <text:p text:style-name="Table_20_Contents">Datagram final frame</text:p>
          </table:table-cell>
        </table:table-row>
        <table:table-row>
          <table:table-cell table:style-name="Table8.A2" office:value-type="float" office:value="6">
            <text:p text:style-name="P2">6</text:p>
          </table:table-cell>
          <table:table-cell table:style-name="Table8.B2" office:value-type="string">
            <text:p text:style-name="Table_20_Contents">(Reserved)</text:p>
          </table:table-cell>
        </table:table-row>
        <table:table-row>
          <table:table-cell table:style-name="Table8.A2" office:value-type="float" office:value="7">
            <text:p text:style-name="P2">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text:soft-page-break/>rr are two reserved bits.</text:p>
      <text:p text:style-name="Standard">The two ff bits can be used for packing and unpacking large messages to a sequence of CAN frames, see below. <text:s/>The coding is</text:p>
      <text:list xml:id="list137735552314012787" text:style-name="L8">
        <text:list-item>
          <text:p text:style-name="P37">00 Only frame</text:p>
        </text:list-item>
        <text:list-item>
          <text:p text:style-name="P37">01 First frame of more than one</text:p>
        </text:list-item>
        <text:list-item>
          <text:p text:style-name="P37">10 Last frame of more than one</text:p>
        </text:list-item>
        <text:list-item>
          <text:p text:style-name="P37">11 Middle frame of more than 2.</text:p>
        </text:list-item>
      </text:list>
      <text:p text:style-name="Standard">You can think of these as active-zero start <text:span text:style-name="T1">and</text:span> end bits respectively.<text:change-start text:change-id="ct486205904"/></text:p>
      <text:p text:style-name="Standard">CAN frames marked as First or Middle frame shall carry <text:change-end text:change-id="ct486205904"/><text:change-start text:change-id="ct486208608"/>eight total data bytes. CAN frames marked as Last or Only frame shall have from two through eight total data bytes.<text:change-end text:change-id="ct486208608"/></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2">0x1800,0000</text:p>
          </table:table-cell>
          <table:table-cell table:style-name="Table11.A2" office:value-type="string">
            <text:p text:style-name="P2">0x0700,0000</text:p>
          </table:table-cell>
          <table:table-cell table:style-name="Table11.A2" office:value-type="string">
            <text:p text:style-name="P2">0x00C0,0000</text:p>
          </table:table-cell>
          <table:table-cell table:style-name="Table11.A2" office:value-type="string">
            <text:p text:style-name="P2">0x003E, 0000</text:p>
          </table:table-cell>
          <table:table-cell table:style-name="Table11.A2" office:value-type="string">
            <text:p text:style-name="P2">0x0001,0000</text:p>
          </table:table-cell>
          <table:table-cell table:style-name="Table11.A2" office:value-type="string">
            <text:p text:style-name="P2">0x0000,8000</text:p>
          </table:table-cell>
          <table:table-cell table:style-name="Table11.A2" office:value-type="string">
            <text:p text:style-name="P2">0x0000,4000</text:p>
          </table:table-cell>
          <table:table-cell table:style-name="Table11.A2" office:value-type="string">
            <text:p text:style-name="P2">0x0000,3000</text:p>
          </table:table-cell>
          <table:table-cell table:style-name="Table11.J2" office:value-type="string">
            <text:p text:style-name="P2">12 bits</text:p>
            <text:p text:style-name="P2">0x0000,0FFF</text:p>
          </table:table-cell>
        </table:table-row>
        <table:table-row>
          <table:table-cell table:style-name="Table11.A2" office:value-type="string">
            <text:p text:style-name="Table_20_Heading">Value(s)</text:p>
          </table:table-cell>
          <table:table-cell table:style-name="Table11.B3" office:value-type="float" office:value="3">
            <text:p text:style-name="P2">3</text:p>
          </table:table-cell>
          <table:table-cell table:style-name="Table11.B3" office:value-type="float" office:value="0">
            <text:p text:style-name="P2">0</text:p>
          </table:table-cell>
          <table:table-cell table:style-name="Table11.A2" table:number-columns-spanned="6" office:value-type="string">
            <text:p text:style-name="P2">See Table 1 MTI description</text:p>
          </table:table-cell>
          <table:covered-table-cell/>
          <table:covered-table-cell/>
          <table:covered-table-cell/>
          <table:covered-table-cell/>
          <table:covered-table-cell/>
          <table:table-cell table:style-name="Table11.J2" office:value-type="string">
            <text:p text:style-name="P2">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text:change-start text:change-id="ct486209984"/>Since Datagram <text:span text:style-name="T1">and</text:span> Stream Data messages are broken into multiple frames for transmission, it's possible that errors will cause the last frame(s) to be lost. <text:s/>Disconnection or crashing of a node or gateway <text:span text:style-name="T1">could</text:span> cause this, for example. <text:s/>Although higher-level timeouts will protect the Datagram and Stream protocols, the message-level specification needs to cover how the frame-to-message process <text:soft-page-break/>recovers. <text:s/>The most straightforward would be a "may, but are not required to" that relies on adjacent transfer: <text:s/>"if more than 500 milliseconds elapses after the receipt of a first or middlr datagram frame without receipt of a middle or end frame, the node may, but is not required to, initiate error recovery by forwarding the message, marked as received in error, for further internal processing." <text:s/>CAN segments carry lots of traffic, so there probably needs to be something in there that allows for time lost to higher priority frames. That needs to be developed. For definiteness, the error recovery should probably be specified. <text:s/>It's true that a disconnected network might not transport it if the receiving node sends an error reply, but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text:change-end text:change-id="ct486209984"/></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2">2 bits</text:p>
            <text:p text:style-name="P2">0x1800,0000</text:p>
          </table:table-cell>
          <table:table-cell table:style-name="Table2.A2" office:value-type="string">
            <text:p text:style-name="P2">3 bits</text:p>
            <text:p text:style-name="P2">0x0700,0000</text:p>
          </table:table-cell>
          <table:table-cell table:style-name="Table2.A2" office:value-type="string">
            <text:p text:style-name="P2">12 bits</text:p>
            <text:p text:style-name="P2">0x00FF,F000</text:p>
          </table:table-cell>
          <table:table-cell table:style-name="Table2.E2" office:value-type="string">
            <text:p text:style-name="P2">12 bits</text:p>
            <text:p text:style-name="P2">0x0000,0FFF</text:p>
          </table:table-cell>
        </table:table-row>
        <table:table-row>
          <table:table-cell table:style-name="Table2.A2" office:value-type="string">
            <text:p text:style-name="Table_20_Heading">Value(s)</text:p>
          </table:table-cell>
          <table:table-cell table:style-name="Table2.B3" office:value-type="float" office:value="3">
            <text:p text:style-name="P2">3</text:p>
          </table:table-cell>
          <table:table-cell table:style-name="Table2.B3" office:value-type="float" office:value="6">
            <text:p text:style-name="P2">6</text:p>
          </table:table-cell>
          <table:table-cell table:style-name="Table2.A2" office:value-type="string">
            <text:p text:style-name="P2">12-bit alias for destination node</text:p>
          </table:table-cell>
          <table:table-cell table:style-name="Table2.E2" office:value-type="string">
            <text:p text:style-name="P2">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1">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3137528481749555655" text:style-name="L9">
        <text:list-item>
          <text:p text:style-name="P38">The source Node ID</text:p>
        </text:list-item>
        <text:list-item>
          <text:p text:style-name="P38">The MTI</text:p>
        </text:list-item>
        <text:list-item>
          <text:p text:style-name="P38">If flagged as present, the destination Node ID</text:p>
        </text:list-item>
        <text:list-item>
          <text:p text:style-name="P38">If flagged as present, an Event ID</text:p>
        </text:list-item>
        <text:list-item>
          <text:p text:style-name="P38"><text:soft-page-break/>Any other content as defined for the specific message type</text:p>
        </text:list-item>
      </text:list>
      <text:p text:style-name="Standard">The exact format and order are defined by <text:span text:style-name="T1">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6944110943714982397" text:style-name="L10">
        <text:list-item>
          <text:p text:style-name="P39">Uninitialized</text:p>
        </text:list-item>
        <text:list-item>
          <text:p text:style-name="P39">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1">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1">just</text:span> for identification &amp; explanatory purposes. The meaning of <text:span text:style-name="T1">the</text:span> messages is defined by the interactions they appear in, <text:span text:style-name="T1">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F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0x0100</text:p>
          </table:table-cell>
          <table:table-cell table:style-name="Table3.F2" office:value-type="string">
            <text:p text:style-name="P2">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0">Name</text:p>
          </table:table-cell>
          <table:table-cell table:style-name="Table4.A1" office:value-type="string">
            <text:p text:style-name="P20">Dest <text:soft-page-break/>ID</text:p>
          </table:table-cell>
          <table:table-cell table:style-name="Table4.A1" office:value-type="string">
            <text:p text:style-name="P20">Event <text:soft-page-break/>ID</text:p>
          </table:table-cell>
          <table:table-cell table:style-name="Table4.A1" office:value-type="string">
            <text:p text:style-name="P20">Simple <text:soft-page-break/>Node </text:p>
          </table:table-cell>
          <table:table-cell table:style-name="Table4.A1" office:value-type="string">
            <text:p text:style-name="P20">Common</text:p>
            <text:p text:style-name="P20"><text:soft-page-break/>MTI</text:p>
          </table:table-cell>
          <table:table-cell table:style-name="Table4.F1" office:value-type="string">
            <text:p text:style-name="P20">Data Content</text:p>
          </table:table-cell>
        </table:table-row>
        <table:table-row>
          <table:table-cell table:style-name="Table4.A2" table:number-rows-spanned="2" office:value-type="string">
            <text:p text:style-name="P2">Verify Node ID</text:p>
          </table:table-cell>
          <table:table-cell table:style-name="Table4.A2" office:value-type="string">
            <text:p text:style-name="P2">N</text:p>
          </table:table-cell>
          <table:table-cell table:style-name="Table4.A2" office:value-type="string">
            <text:p text:style-name="P2">N</text:p>
          </table:table-cell>
          <table:table-cell table:style-name="Table4.A2" office:value-type="string">
            <text:p text:style-name="P2">Y</text:p>
          </table:table-cell>
          <table:table-cell table:style-name="Table4.A2" office:value-type="string">
            <text:p text:style-name="P2">0x28A7</text:p>
          </table:table-cell>
          <table:table-cell table:style-name="Table4.F2" office:value-type="string">
            <text:p text:style-name="P2">(optional) Node ID</text:p>
          </table:table-cell>
        </table:table-row>
        <table:table-row>
          <table:covered-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2"/>
          </table:table-cell>
          <table:table-cell table:style-name="Table4.A2" office:value-type="string">
            <text:p text:style-name="P2">0x30A0</text:p>
          </table:table-cell>
          <table:table-cell table:style-name="Table4.F2" office:value-type="string">
            <text:p text:style-name="P2">(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F1" office:value-type="string">
            <text:p text:style-name="P20">Data Content</text:p>
          </table:table-cell>
        </table:table-row>
        <table:table-row>
          <table:table-cell table:style-name="Table5.A2" office:value-type="string">
            <text:p text:style-name="P2">Verified Node ID</text:p>
          </table:table-cell>
          <table:table-cell table:style-name="Table5.A2" office:value-type="string">
            <text:p text:style-name="P2">N</text:p>
          </table:table-cell>
          <table:table-cell table:style-name="Table5.A2" office:value-type="string">
            <text:p text:style-name="P2">N</text:p>
          </table:table-cell>
          <table:table-cell table:style-name="Table5.A2" office:value-type="string">
            <text:p text:style-name="P2">Y</text:p>
          </table:table-cell>
          <table:table-cell table:style-name="Table5.A2" office:value-type="string">
            <text:p text:style-name="P2">0x28B7</text:p>
          </table:table-cell>
          <table:table-cell table:style-name="Table5.F2" office:value-type="string">
            <text:p text:style-name="P2">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F1" office:value-type="string">
            <text:p text:style-name="P20">Data Content</text:p>
          </table:table-cell>
        </table:table-row>
        <table:table-row table:style-name="Table6.1">
          <table:table-cell table:style-name="Table6.A2" office:value-type="string">
            <text:p text:style-name="P2">Optional Interaction Rejected</text:p>
          </table:table-cell>
          <table:table-cell table:style-name="Table6.A2" office:value-type="string">
            <text:p text:style-name="P2">Y</text:p>
          </table:table-cell>
          <table:table-cell table:style-name="Table6.A2" office:value-type="string">
            <text:p text:style-name="P2">N</text:p>
          </table:table-cell>
          <table:table-cell table:style-name="Table6.A2" office:value-type="string">
            <text:p text:style-name="P2"/>
          </table:table-cell>
          <table:table-cell table:style-name="Table6.A2" office:value-type="string">
            <text:p text:style-name="P2">0x30C0</text:p>
          </table:table-cell>
          <table:table-cell table:style-name="Table6.F2" office:value-type="string">
            <text:p text:style-name="P2">Error codes, MTI, optional information</text:p>
          </table:table-cell>
        </table:table-row>
      </table:table>
      <text:p text:style-name="P12"/>
      <text:p text:style-name="P11">The contents are, in order:</text:p>
      <text:list xml:id="list4097540418109257397" text:style-name="L11">
        <text:list-item>
          <text:p text:style-name="P41">Two bytes of error code.</text:p>
        </text:list-item>
        <text:list-item>
          <text:p text:style-name="P40"><text:span text:style-name="T1">Two bytes of MTI. <text:s/>If the frame transport only delivered part of the MTI</text:span><text:span text:style-name="T1"><text:note text:id="ftn3" text:note-class="footnote"><text:note-citation>3</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F1" office:value-type="string">
            <text:p text:style-name="P20">Data Content</text:p>
          </table:table-cell>
        </table:table-row>
        <table:table-row>
          <table:table-cell table:style-name="Table7.A2" office:value-type="string">
            <text:p text:style-name="P2">Terminate Due to Error</text:p>
          </table:table-cell>
          <table:table-cell table:style-name="Table7.A2" office:value-type="string">
            <text:p text:style-name="P2">Y</text:p>
          </table:table-cell>
          <table:table-cell table:style-name="Table7.A2" office:value-type="string">
            <text:p text:style-name="P2">N</text:p>
          </table:table-cell>
          <table:table-cell table:style-name="Table7.A2" office:value-type="string">
            <text:p text:style-name="P2"/>
          </table:table-cell>
          <table:table-cell table:style-name="Table7.A2" office:value-type="string">
            <text:p text:style-name="P2">0x30D0</text:p>
          </table:table-cell>
          <table:table-cell table:style-name="Table7.F2" office:value-type="string">
            <text:p text:style-name="P2">Error code, MTI, optional information</text:p>
          </table:table-cell>
        </table:table-row>
      </table:table>
      <text:p text:style-name="P18"/>
      <text:p text:style-name="P11">The contents are, in order:</text:p>
      <text:list xml:id="list1488106741" text:continue-numbering="true" text:style-name="L11">
        <text:list-item>
          <text:p text:style-name="P41">Two bytes of error code.</text:p>
        </text:list-item>
        <text:list-item>
          <text:p text:style-name="P40"><text:span text:style-name="T1">Two bytes of MTI. <text:s/>If the frame transport only delivered part of the MTI</text:span><text:span text:style-name="T1"><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text:soft-page-break/>Error codes: <text:s/><text:span text:style-name="T18">(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F1" office:value-type="string">
            <text:p text:style-name="P20">Data Content</text:p>
          </table:table-cell>
        </table:table-row>
        <table:table-row>
          <table:table-cell table:style-name="Table9.A2" office:value-type="string">
            <text:p text:style-name="P2">Protocol Support Inquiry</text:p>
          </table:table-cell>
          <table:table-cell table:style-name="Table9.A2" office:value-type="string">
            <text:p text:style-name="P2">Y</text:p>
          </table:table-cell>
          <table:table-cell table:style-name="Table9.A2" office:value-type="string">
            <text:p text:style-name="P2">N</text:p>
          </table:table-cell>
          <table:table-cell table:style-name="Table9.A2" office:value-type="string">
            <text:p text:style-name="P2">N</text:p>
          </table:table-cell>
          <table:table-cell table:style-name="Table9.A2" office:value-type="string">
            <text:p text:style-name="P2">0x32E0</text:p>
          </table:table-cell>
          <table:table-cell table:style-name="Table9.F2" office:value-type="string">
            <text:p text:style-name="P2">(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F1" office:value-type="string">
            <text:p text:style-name="P20">Data Content</text:p>
          </table:table-cell>
        </table:table-row>
        <table:table-row>
          <table:table-cell table:style-name="Table12.A2" office:value-type="string">
            <text:p text:style-name="P2">Protocol Support Reply</text:p>
          </table:table-cell>
          <table:table-cell table:style-name="Table12.A2" office:value-type="string">
            <text:p text:style-name="P2">Y</text:p>
          </table:table-cell>
          <table:table-cell table:style-name="Table12.A2" office:value-type="string">
            <text:p text:style-name="P2">N</text:p>
          </table:table-cell>
          <table:table-cell table:style-name="Table12.A2" office:value-type="string">
            <text:p text:style-name="P2">N</text:p>
          </table:table-cell>
          <table:table-cell table:style-name="Table12.A2" office:value-type="string">
            <text:p text:style-name="P2">0x32F0</text:p>
          </table:table-cell>
          <table:table-cell table:style-name="Table12.F2" office:value-type="string">
            <text:p text:style-name="P15">One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1"><text:s text:c="4"/>vv vv vv vv vv vv</text:p>
            </table:table-cell>
            <table:table-cell table:style-name="Table13.B1" office:value-type="string">
              <text:p text:style-name="P21">Protocol</text:p>
            </table:table-cell>
          </table:table-row>
        </table:table-header-rows>
        <table:table-row table:style-name="Table13.1">
          <table:table-cell table:style-name="Table13.A2" office:value-type="string">
            <text:p text:style-name="P15">0x80 00 00 00 00 00</text:p>
          </table:table-cell>
          <table:table-cell table:style-name="Table13.B2" office:value-type="string">
            <text:p text:style-name="P2">Simple Protocol subset</text:p>
          </table:table-cell>
        </table:table-row>
        <table:table-row table:style-name="Table13.1">
          <table:table-cell table:style-name="Table13.A2" office:value-type="string">
            <text:p text:style-name="P15">0x40 00 00 00 00 00</text:p>
          </table:table-cell>
          <table:table-cell table:style-name="Table13.B2" office:value-type="string">
            <text:p text:style-name="P2">Datagram Protocol</text:p>
          </table:table-cell>
        </table:table-row>
        <table:table-row table:style-name="Table13.1">
          <table:table-cell table:style-name="Table13.A2" office:value-type="string">
            <text:p text:style-name="P15">0x20 00 00 00 00 00</text:p>
          </table:table-cell>
          <table:table-cell table:style-name="Table13.B2" office:value-type="string">
            <text:p text:style-name="P2">Stream Protocol</text:p>
          </table:table-cell>
        </table:table-row>
        <table:table-row table:style-name="Table13.1">
          <table:table-cell table:style-name="Table13.A2" office:value-type="string">
            <text:p text:style-name="P15">0x10 00 00 00 00 00</text:p>
          </table:table-cell>
          <table:table-cell table:style-name="Table13.B2" office:value-type="string">
            <text:p text:style-name="P2">Memory Configuration Protocol</text:p>
          </table:table-cell>
        </table:table-row>
        <table:table-row table:style-name="Table13.1">
          <table:table-cell table:style-name="Table13.A2" office:value-type="string">
            <text:p text:style-name="P15">0x08 00 00 00 00 00</text:p>
          </table:table-cell>
          <table:table-cell table:style-name="Table13.B2" office:value-type="string">
            <text:p text:style-name="P2">Reservation Protocol</text:p>
          </table:table-cell>
        </table:table-row>
        <text:soft-page-break/>
        <table:table-row table:style-name="Table13.1">
          <table:table-cell table:style-name="Table13.A2" office:value-type="string">
            <text:p text:style-name="P15">0x04 00 00 00 00 00</text:p>
          </table:table-cell>
          <table:table-cell table:style-name="Table13.B2" office:value-type="string">
            <text:p text:style-name="P2">Event Exchange (Producer/Consumer) Protocol</text:p>
          </table:table-cell>
        </table:table-row>
        <table:table-row table:style-name="Table13.1">
          <table:table-cell table:style-name="Table13.A2" office:value-type="string">
            <text:p text:style-name="P15">0x02 00 00 00 00 00</text:p>
          </table:table-cell>
          <table:table-cell table:style-name="Table13.B2" office:value-type="string">
            <text:p text:style-name="P2">Identification Protocol</text:p>
          </table:table-cell>
        </table:table-row>
        <table:table-row table:style-name="Table13.1">
          <table:table-cell table:style-name="Table13.A2" office:value-type="string">
            <text:p text:style-name="P15">0x01 00 00 00 00 00</text:p>
          </table:table-cell>
          <table:table-cell table:style-name="Table13.B2" office:value-type="string">
            <text:p text:style-name="P2">Teaching/Learning Configuration Protocol</text:p>
          </table:table-cell>
        </table:table-row>
        <table:table-row table:style-name="Table13.1">
          <table:table-cell table:style-name="Table13.A2" office:value-type="string">
            <text:p text:style-name="P15">0x00 80 00 00 00 00</text:p>
          </table:table-cell>
          <table:table-cell table:style-name="Table13.B2" office:value-type="string">
            <text:p text:style-name="P2">Remote Button Protocol</text:p>
          </table:table-cell>
        </table:table-row>
        <table:table-row table:style-name="Table13.1">
          <table:table-cell table:style-name="Table13.A2" office:value-type="string">
            <text:p text:style-name="P15">0x00 40 00 00 00 00</text:p>
          </table:table-cell>
          <table:table-cell table:style-name="Table13.B2" office:value-type="string">
            <text:p text:style-name="P2">Abbreviated Default CDI Protocol</text:p>
          </table:table-cell>
        </table:table-row>
        <table:table-row table:style-name="Table13.1">
          <table:table-cell table:style-name="Table13.A2" office:value-type="string">
            <text:p text:style-name="P15">0x00 20 00 00 00 00</text:p>
          </table:table-cell>
          <table:table-cell table:style-name="Table13.B2" office:value-type="string">
            <text:p text:style-name="P2">Display Protocol</text:p>
          </table:table-cell>
        </table:table-row>
        <table:table-row table:style-name="Table13.1">
          <table:table-cell table:style-name="Table13.A2" office:value-type="string">
            <text:p text:style-name="P15">0x00 10 00 00 00 00</text:p>
          </table:table-cell>
          <table:table-cell table:style-name="Table13.B2" office:value-type="string">
            <text:p text:style-name="P2">Simple Node Information Protocol</text:p>
          </table:table-cell>
        </table:table-row>
        <table:table-row table:style-name="Table13.1">
          <table:table-cell table:style-name="Table13.A2" office:value-type="string">
            <text:p text:style-name="P15">0x00 08 00 00 00 00</text:p>
          </table:table-cell>
          <table:table-cell table:style-name="Table13.B2" office:value-type="string">
            <text:p text:style-name="P2">Configuration Description Information (CDI)</text:p>
          </table:table-cell>
        </table:table-row>
        <table:table-row table:style-name="Table13.1">
          <table:table-cell table:style-name="Table13.A2" office:value-type="string">
            <text:p text:style-name="P15">0x00 04 00 00 00 00</text:p>
          </table:table-cell>
          <table:table-cell table:style-name="Table13.B2" office:value-type="string">
            <text:p text:style-name="P2">Traction Control Protocol (Train Protocol)</text:p>
          </table:table-cell>
        </table:table-row>
        <table:table-row table:style-name="Table13.1">
          <table:table-cell table:style-name="Table13.A2" office:value-type="string">
            <text:p text:style-name="P15">0x00 02 00 00 00 00</text:p>
          </table:table-cell>
          <table:table-cell table:style-name="Table13.B2" office:value-type="string">
            <text:p text:style-name="P2">Function Description Information (FDI)</text:p>
          </table:table-cell>
        </table:table-row>
        <table:table-row table:style-name="Table13.1">
          <table:table-cell table:style-name="Table13.A2" office:value-type="string">
            <text:p text:style-name="P15">0x00 01 00 00 00 00</text:p>
          </table:table-cell>
          <table:table-cell table:style-name="Table13.B2" office:value-type="string">
            <text:p text:style-name="P2"><text:change text:change-id="ct202865776"/><text:change-start text:change-id="ct508269632"/>Traction Proxy<text:change-end text:change-id="ct508269632"/> Protocol</text:p>
          </table:table-cell>
        </table:table-row>
        <table:table-row table:style-name="Table13.1">
          <table:table-cell table:style-name="Table13.A2" office:value-type="string">
            <text:p text:style-name="P2">All others</text:p>
          </table:table-cell>
          <table:table-cell table:style-name="Table13.B2" office:value-type="string">
            <text:p text:style-name="P2">Reserved for future protocol bits. Shall be sent as 0 and ignored upon receipt.</text:p>
          </table:table-cell>
        </table:table-row>
      </table:table>
      <text:p text:style-name="P12"/>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8918266799723925523" text:style-name="L12">
        <text:list-item>
          <text:p text:style-name="P42">There is no guarantee that any other node is listening for this. No reply is possible. </text:p>
        </text:list-item>
        <text:list-item>
          <text:p text:style-name="P42">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ext:soft-page-break/>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1">the</text:span> data part of the message, and the desired node's alias will be <text:span text:style-name="T1">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1">the</text:span> known alias in the source ID part of the message, and the full node ID will be <text:span text:style-name="T1">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3686546474712974824" text:style-name="L13">
        <text:list-item>
          <text:p text:style-name="P43">Node A receives an addressed message from Node B that carries Node A's NID. </text:p>
        </text:list-item>
      </text:list>
      <text:list xml:id="list1718524029618854175" text:style-name="L14">
        <text:list-item>
          <text:p text:style-name="P44">The MTI indicates the start of an optional interaction. </text:p>
        </text:list-item>
      </text:list>
      <text:list xml:id="list7259516142063636654" text:style-name="L15">
        <text:list-item>
          <text:p text:style-name="P45">If Node A does not want to take part in the optional interaction, it may send an Optional Interaction Rejected message addressed to Node B with the original MTI in the message <text:soft-page-break/>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2">19EDCAAA <text:span text:style-name="T19">0123</text:span></text:p>
      <text:p text:style-name="Standard">It replies with</text:p>
      <text:p text:style-name="Standard">19068123 0A AA <text:span text:style-name="T16">20 00 </text:span><text:span text:style-name="T15">0E DC</text:span></text:p>
      <text:p text:style-name="Standard"><text:span text:style-name="T1">The 0C indicates Reject Optional Interaction. The </text:span><text:span text:style-name="T7">0E DC</text:span><text:span text:style-name="T1"> is as much as can be reconstructed of the original MTI. Note that it includes an addressed bit set, 10 00.</text:span><text:span text:style-name="T1"> The </text:span><text:span text:style-name="T8">20 00</text:span><text:span text:style-name="T1"> is the error code, which in this case indicates this is a permanent error.</text:span></text:p>
      <text:h text:style-name="Heading_20_4" text:outline-level="4">Reject Unaddressed Optional Interaction</text:h>
      <text:list xml:id="list3916218297009447626" text:style-name="L16">
        <text:list-item>
          <text:p text:style-name="P46">Node A receives an unaddressed message from Node B. </text:p>
        </text:list-item>
        <text:list-item>
          <text:p text:style-name="P46">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3521777779846089285" text:style-name="L17">
        <text:list-item>
          <text:p text:style-name="P47">Node A is taking part in an addressed interaction with Node B. Either node may be able to send the next message.</text:p>
        </text:list-item>
        <text:list-item>
          <text:p text:style-name="P47">Some error condition prevents Node A from continuing the interaction. </text:p>
        </text:list-item>
        <text:list-item>
          <text:p text:style-name="P47">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ext:soft-page-break/>This is a very coarse mechanism <text:span text:style-name="T1">that</text:span> is meant to handle rare events that should not routinely occur. <text:s/>The “most recent MTI received” values is not always sufficient to determine <text:span text:style-name="T1">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text:soft-page-break/>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1">with a</text:span> set of references that we'll <text:span text:style-name="T1">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6">In general, nodes using this interaction don't need to know the meaning of bits defined after the node was created. <text:s/>A node is looking to see whether a particular protocol is present or not so that it <text:span text:style-name="T1">can</text:span> select what actions to take. <text:s/>A newly-defined protocol isn't among the things that the node will try to reason about. <text:s/>This allows us to eventually extend the length of the reply without causing trouble for existing node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text:soft-page-break/>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he information returned is intended to be considered static: <text:s/>A node may request it and never have to request it again, because it won't change. <text:s/>(For development purposes, a node might be reprogrammed, so <text:span text:style-name="T1">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1">is true for that node. <text:s/>(This enables passive condition monitoring by other nodes on the network)</text:span></text:p>
      <text:p text:style-name="P12">(Need to talk about buffering here. <text:s/>Switching between transports is a routing issue, and has to be done right, although much of it will be specified in data-link level standards)</text:p>
      <text:p text:style-name="P12">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270943776"/>Message Network <text:change-end text:change-id="ct270943776"/>Standard should say that “Nodes shall allow at least nnn msec for a reply to be received to their <text:soft-page-break/>communications” and “Nodes shall reply to messages within mmm msec”<text:change-start text:change-id="ct270940656"/> (See above)<text:change-end text:change-id="ct270940656"/>. <text:s/>Then <text:change text:change-id="ct270940752"/><text:change-start text:change-id="ct270943552"/>the Message Network<text:change-end text:change-id="ct270943552"/>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1">the</text:span> mess<text:change-start text:change-id="ct270941104"/>a<text:change-end text:change-id="ct270941104"/>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7169096877456380360" text:style-name="L18">
        <text:list-item>
          <text:p text:style-name="P48">indicate their presence (by sending Initialization Complete messages and replying to Verify Node messages)</text:p>
        </text:list-item>
        <text:list-item>
          <text:p text:style-name="P48">send and receive event reports (through PCER messages and associated reports)</text:p>
        </text:list-item>
        <text:list-item>
          <text:p text:style-name="P48">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793843508532480538" text:style-name="L19">
        <text:list-item>
          <text:p text:style-name="P49">learn about the appearance of other nodes (by receiving Initialization Complete messages)</text:p>
        </text:list-item>
        <text:list-item>
          <text:p text:style-name="P49">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1">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text:soft-page-break/>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5001270728565026110" text:style-name="L20">
        <text:list-item>
          <text:p text:style-name="P50">Verify Node ID – They need to receive this so that they can reply to it.</text:p>
        </text:list-item>
        <text:list-item>
          <text:p text:style-name="P50">Verified Node ID – They need to receive this because it's the reply to their own request, which might be used to e.g. locate a node for delayed sending of status</text:p>
        </text:list-item>
        <text:list-item>
          <text:p text:style-name="P50">Protocol Support Inquiry – They need to receive this so that they can reply to it.</text:p>
        </text:list-item>
        <text:list-item>
          <text:p text:style-name="P50">Identify Consumers, Identify Producers, Identify Events – <text:span text:style-name="T13">because</text:span> others will ask this of them</text:p>
        </text:list-item>
        <text:list-item>
          <text:p text:style-name="P50">Learn Event – so they can be programmed</text:p>
        </text:list-item>
        <text:list-item>
          <text:p text:style-name="P50">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6968345695431496067" text:style-name="L21">
        <text:list-item>
          <text:p text:style-name="P51">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1">Consumer Identified, Consumer Identify Range: These are of interest to gateways and configuration tools, but an individual producer does not need to know which (if any) nodes are consuming its produced events.</text:p>
        </text:list-item>
        <text:list-item>
          <text:p text:style-name="P51">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text:soft-page-break/>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1">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1">just</text:span> ignore them.</text:p>
      <text:h text:style-name="Heading_20_2" text:outline-level="2">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1">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1">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1">the</text:span> two sides.</text:p>
      <text:p text:style-name="Standard">Expansion: PIP example. <text:s/>CAN-based code looks at 1<text:span text:style-name="T17">st</text:span> frame. <text:s/>To allow expansion, has to <text:span text:style-name="T14">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1">Because</text:span> most frames are “only”, to simplify reading the MTI bytes, we've defined the first and last bits as active-0.</text:p>
      <text:p text:style-name="Standard"><text:soft-page-break/>How to handle expansion? E.g. what must nodes check? <text:s/>Reject if final not active, but that isn't expandable. Consider:</text:p>
      <text:list xml:id="list6245217991319980098" text:style-name="L22">
        <text:list-item>
          <text:p text:style-name="P52">first, last, expected content – handle as expected</text:p>
        </text:list-item>
      </text:list>
      <text:p text:style-name="Standard">Future expansion within the 1<text:span text:style-name="T17">st</text:span> frame, something already envisioned:</text:p>
      <text:list xml:id="list242386884" text:continue-numbering="true" text:style-name="L22">
        <text:list-item>
          <text:p text:style-name="P52">first, last, expected content + more in frame – handle original content as expected</text:p>
        </text:list-item>
      </text:list>
      <text:p text:style-name="Standard">Future expansion to larger message via additional frames:</text:p>
      <text:list xml:id="list1394308535" text:continue-numbering="true" text:style-name="L22">
        <text:list-item>
          <text:p text:style-name="P52">first, not last, expected content + more in frame – handle content</text:p>
        </text:list-item>
        <text:list-item>
          <text:p text:style-name="P52">not first, not last – more content, you've already replied, ignore</text:p>
        </text:list-item>
        <text:list-item>
          <text:p text:style-name="P52">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1">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text:p>
      <text:p text:style-name="P12">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PIP request example:</text:p>
      <text:p text:style-name="P12">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text:soft-page-break/>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1">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7251810215050516751" text:style-name="L23">
        <text:list-item>
          <text:p text:style-name="P53">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3">One could restrict the design so that only one specific node on a layout can use a long-global message, but that raises a number of complexities that don't currently seem worth it just to get long-global messages.</text:p>
        </text:list-item>
        <text:list-item>
          <text:p text:style-name="P53">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3">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8807665232388254358" text:style-name="L24">
        <text:list-item>
          <text:p text:style-name="P54">Manually send <text:span text:style-name="T1">the</text:span> large message as smaller ones, defined in the specific protocol being implemented. <text:s/>This is ugly, because it moves a CAN limitation out into the larger OpenLCB, but it does the job for now.</text:p>
        </text:list-item>
        <text:list-item>
          <text:p text:style-name="P54">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1">with a</text:span> temporary error code. <text:s/>That carries the Node ID of the rejecting node (as an alias on CAN), so that originator of the request can resend the <text:span text:style-name="T1">same</text:span> request as an addressed message to the rejecting node(s). Retries by resending the global request should be <text:soft-page-break/>forbidden, because they are likely to not converge as some other node runs short of buffers. The higher-level protocol that uses this should, if possible, cue the node to expect the global so that it <text:span text:style-name="T1">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6381562370233438499" text:style-name="L25">
        <text:list-item>
          <text:p text:style-name="P55">Excluding the MTIs with the 'Event ID present' bit set is a tradeoff. <text:s/>By doing this, the high-volume messages used to identify producers and consumers of events can fit in a single frame. <text:s/>We could fix this by (for the 2<text:span text:style-name="T17">nd</text:span> time) redefining the MTIs for those messages to use higher bits <text:span text:style-name="T1">in the</text:span> MTI. Or leave it like it is.</text:p>
        </text:list-item>
        <text:list-item>
          <text:p text:style-name="P55">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change-start text:change-id="ct486229952"/></text:p>
      <text:h text:style-name="Heading_20_1" text:outline-level="1">CAN Adaptations</text:h>
      <text:h text:style-name="Heading_20_3" text:outline-level="3"><text:change-end text:change-id="ct486229952"/><text:change-start text:change-id="ct270921280"/>Initialization Complete</text:h>
      <text:p text:style-name="Standard">Indicates that the sending node initialization is complete, and once the message is delivered, reachable on the networ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20">Name</text:p>
          </table:table-cell>
          <table:table-cell table:style-name="Table14.A1" office:value-type="string">
            <text:p text:style-name="P20">Dest ID</text:p>
          </table:table-cell>
          <table:table-cell table:style-name="Table14.A1" office:value-type="string">
            <text:p text:style-name="P20">Event ID</text:p>
          </table:table-cell>
          <table:table-cell table:style-name="Table14.A1" office:value-type="string">
            <text:p text:style-name="P20">Simple Node </text:p>
          </table:table-cell>
          <table:table-cell table:style-name="Table14.A1" office:value-type="string">
            <text:p text:style-name="P20">Common</text:p>
            <text:p text:style-name="P20">MTI</text:p>
          </table:table-cell>
          <table:table-cell table:style-name="Table14.A1" office:value-type="string">
            <text:p text:style-name="P20">CAN format</text:p>
          </table:table-cell>
          <table:table-cell table:style-name="Table14.G1" office:value-type="string">
            <text:p text:style-name="P20">Data Content</text:p>
          </table:table-cell>
        </table:table-row>
        <table:table-row>
          <table:table-cell table:style-name="Table14.A2" office:value-type="string">
            <text:p text:style-name="Table_20_Contents">Initialization Complete</text:p>
          </table:table-cell>
          <table:table-cell table:style-name="Table14.A2" office:value-type="string">
            <text:p text:style-name="P2">N</text:p>
          </table:table-cell>
          <table:table-cell table:style-name="Table14.A2" office:value-type="string">
            <text:p text:style-name="P2">N</text:p>
          </table:table-cell>
          <table:table-cell table:style-name="Table14.A2" office:value-type="string">
            <text:p text:style-name="P2">N</text:p>
          </table:table-cell>
          <table:table-cell table:style-name="Table14.A2" office:value-type="string">
            <text:p text:style-name="P2">0x0100</text:p>
          </table:table-cell>
          <table:table-cell table:style-name="Table14.A2" office:value-type="string">
            <text:p text:style-name="P2">0x1910,0sss</text:p>
          </table:table-cell>
          <table:table-cell table:style-name="Table14.G2" office:value-type="string">
            <text:p text:style-name="P2">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20">Name</text:p>
          </table:table-cell>
          <table:table-cell table:style-name="Table15.A1" office:value-type="string">
            <text:p text:style-name="P20">Dest ID</text:p>
          </table:table-cell>
          <table:table-cell table:style-name="Table15.A1" office:value-type="string">
            <text:p text:style-name="P20">Event ID</text:p>
          </table:table-cell>
          <table:table-cell table:style-name="Table15.A1" office:value-type="string">
            <text:p text:style-name="P20">Simple Node </text:p>
          </table:table-cell>
          <table:table-cell table:style-name="Table15.A1" office:value-type="string">
            <text:p text:style-name="P20">Common</text:p>
            <text:p text:style-name="P20">MTI</text:p>
          </table:table-cell>
          <table:table-cell table:style-name="Table15.A1" office:value-type="string">
            <text:p text:style-name="P20">CAN format</text:p>
          </table:table-cell>
          <table:table-cell table:style-name="Table15.G1" office:value-type="string">
            <text:p text:style-name="P20">Data Content</text:p>
          </table:table-cell>
        </table:table-row>
        <text:soft-page-break/>
        <table:table-row>
          <table:table-cell table:style-name="Table15.A2" table:number-rows-spanned="2" office:value-type="string">
            <text:p text:style-name="P2">Verify Node ID</text:p>
          </table:table-cell>
          <table:table-cell table:style-name="Table15.A2" office:value-type="string">
            <text:p text:style-name="P2">N</text:p>
          </table:table-cell>
          <table:table-cell table:style-name="Table15.A2" office:value-type="string">
            <text:p text:style-name="P2">N</text:p>
          </table:table-cell>
          <table:table-cell table:style-name="Table15.A2" office:value-type="string">
            <text:p text:style-name="P2">Y</text:p>
          </table:table-cell>
          <table:table-cell table:style-name="Table15.A2" office:value-type="string">
            <text:p text:style-name="P2">0x28A7</text:p>
          </table:table-cell>
          <table:table-cell table:style-name="Table15.A2" office:value-type="string">
            <text:p text:style-name="P2">0x1949,0sss</text:p>
          </table:table-cell>
          <table:table-cell table:style-name="Table15.G2" office:value-type="string">
            <text:p text:style-name="P2">(optional) Node ID</text:p>
          </table:table-cell>
        </table:table-row>
        <table:table-row>
          <table:covered-table-cell/>
          <table:table-cell table:style-name="Table15.A2" office:value-type="string">
            <text:p text:style-name="P2">Y</text:p>
          </table:table-cell>
          <table:table-cell table:style-name="Table15.A2" office:value-type="string">
            <text:p text:style-name="P2">N</text:p>
          </table:table-cell>
          <table:table-cell table:style-name="Table15.A2" office:value-type="string">
            <text:p text:style-name="P2"/>
          </table:table-cell>
          <table:table-cell table:style-name="Table15.A2" office:value-type="string">
            <text:p text:style-name="P2">0x30A0</text:p>
          </table:table-cell>
          <table:table-cell table:style-name="Table15.A2" office:value-type="string">
            <text:p text:style-name="P2">0x1948,8sss fddd</text:p>
          </table:table-cell>
          <table:table-cell table:style-name="Table15.G2" office:value-type="string">
            <text:p text:style-name="P2">(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change-end text:change-id="ct270921280"/></text:p>
      <text:p text:style-name="Standard"><text:change-start text:change-id="ct270916160"/>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20">Name</text:p>
          </table:table-cell>
          <table:table-cell table:style-name="Table16.A1" office:value-type="string">
            <text:p text:style-name="P20">Dest ID</text:p>
          </table:table-cell>
          <table:table-cell table:style-name="Table16.A1" office:value-type="string">
            <text:p text:style-name="P20">Event ID</text:p>
          </table:table-cell>
          <table:table-cell table:style-name="Table16.A1" office:value-type="string">
            <text:p text:style-name="P20">Simple Node </text:p>
          </table:table-cell>
          <table:table-cell table:style-name="Table16.A1" office:value-type="string">
            <text:p text:style-name="P20">Common</text:p>
            <text:p text:style-name="P20">MTI</text:p>
          </table:table-cell>
          <table:table-cell table:style-name="Table16.A1" office:value-type="string">
            <text:p text:style-name="P20">CAN format</text:p>
          </table:table-cell>
          <table:table-cell table:style-name="Table16.G1" office:value-type="string">
            <text:p text:style-name="P20">Data Content</text:p>
          </table:table-cell>
        </table:table-row>
        <table:table-row>
          <table:table-cell table:style-name="Table16.A2" office:value-type="string">
            <text:p text:style-name="P2">Verified Node ID</text:p>
          </table:table-cell>
          <table:table-cell table:style-name="Table16.A2" office:value-type="string">
            <text:p text:style-name="P2">N</text:p>
          </table:table-cell>
          <table:table-cell table:style-name="Table16.A2" office:value-type="string">
            <text:p text:style-name="P2">N</text:p>
          </table:table-cell>
          <table:table-cell table:style-name="Table16.A2" office:value-type="string">
            <text:p text:style-name="P2">Y</text:p>
          </table:table-cell>
          <table:table-cell table:style-name="Table16.A2" office:value-type="string">
            <text:p text:style-name="P2">0x28B7</text:p>
          </table:table-cell>
          <table:table-cell table:style-name="Table16.A2" office:value-type="string">
            <text:p text:style-name="P2">0x1917,0sss</text:p>
          </table:table-cell>
          <table:table-cell table:style-name="Table16.G2" office:value-type="string">
            <text:p text:style-name="P2">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20">Name</text:p>
          </table:table-cell>
          <table:table-cell table:style-name="Table17.A1" office:value-type="string">
            <text:p text:style-name="P20">Dest ID</text:p>
          </table:table-cell>
          <table:table-cell table:style-name="Table17.A1" office:value-type="string">
            <text:p text:style-name="P20">Event ID</text:p>
          </table:table-cell>
          <table:table-cell table:style-name="Table17.A1" office:value-type="string">
            <text:p text:style-name="P20">Simple Node </text:p>
          </table:table-cell>
          <table:table-cell table:style-name="Table17.A1" office:value-type="string">
            <text:p text:style-name="P20">Common</text:p>
            <text:p text:style-name="P20">MTI</text:p>
          </table:table-cell>
          <table:table-cell table:style-name="Table17.A1" office:value-type="string">
            <text:p text:style-name="P20">CAN format</text:p>
          </table:table-cell>
          <table:table-cell table:style-name="Table17.G1" office:value-type="string">
            <text:p text:style-name="P20">Data Content</text:p>
          </table:table-cell>
        </table:table-row>
        <table:table-row table:style-name="Table17.1">
          <table:table-cell table:style-name="Table17.A2" office:value-type="string">
            <text:p text:style-name="P2">Optional Interaction Rejected</text:p>
          </table:table-cell>
          <table:table-cell table:style-name="Table17.A2" office:value-type="string">
            <text:p text:style-name="P2">Y</text:p>
          </table:table-cell>
          <table:table-cell table:style-name="Table17.A2" office:value-type="string">
            <text:p text:style-name="P2">N</text:p>
          </table:table-cell>
          <table:table-cell table:style-name="Table17.A2" office:value-type="string">
            <text:p text:style-name="P2"/>
          </table:table-cell>
          <table:table-cell table:style-name="Table17.A2" office:value-type="string">
            <text:p text:style-name="P2">0x30C0</text:p>
          </table:table-cell>
          <table:table-cell table:style-name="Table17.A2" office:value-type="string">
            <text:p text:style-name="P2">0x1906,8sss fddd</text:p>
          </table:table-cell>
          <table:table-cell table:style-name="Table17.G2" office:value-type="string">
            <text:p text:style-name="P2">Error codes, MTI, optional information</text:p>
          </table:table-cell>
        </table:table-row>
      </table:table>
      <text:p text:style-name="P12"/>
      <text:p text:style-name="P11">The contents are, in order:</text:p>
      <text:list xml:id="list2176419187" text:continue-list="list1488106741" text:style-name="L11">
        <text:list-item>
          <text:p text:style-name="P41">Two bytes of error code.</text:p>
        </text:list-item>
        <text:list-item>
          <text:p text:style-name="P40"><text:span text:style-name="T1">Two bytes of MTI. <text:s/>If the frame transport only delivered part of the MTI</text:span><text:span text:style-name="T1"><text:note text:id="ftn6" text:note-class="footnote"><text:note-citation>6</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20">Name</text:p>
          </table:table-cell>
          <table:table-cell table:style-name="Table18.A1" office:value-type="string">
            <text:p text:style-name="P20">Dest ID</text:p>
          </table:table-cell>
          <table:table-cell table:style-name="Table18.A1" office:value-type="string">
            <text:p text:style-name="P20">Event ID</text:p>
          </table:table-cell>
          <table:table-cell table:style-name="Table18.A1" office:value-type="string">
            <text:p text:style-name="P20">Simple Node </text:p>
          </table:table-cell>
          <table:table-cell table:style-name="Table18.A1" office:value-type="string">
            <text:p text:style-name="P20">Common</text:p>
            <text:p text:style-name="P20">MTI</text:p>
          </table:table-cell>
          <table:table-cell table:style-name="Table18.A1" office:value-type="string">
            <text:p text:style-name="P20">CAN format</text:p>
          </table:table-cell>
          <table:table-cell table:style-name="Table18.G1" office:value-type="string">
            <text:p text:style-name="P20">Data Content</text:p>
          </table:table-cell>
        </table:table-row>
        <table:table-row>
          <table:table-cell table:style-name="Table18.A2" office:value-type="string">
            <text:p text:style-name="P2">Terminate Due to Error</text:p>
          </table:table-cell>
          <table:table-cell table:style-name="Table18.A2" office:value-type="string">
            <text:p text:style-name="P2">Y</text:p>
          </table:table-cell>
          <table:table-cell table:style-name="Table18.A2" office:value-type="string">
            <text:p text:style-name="P2">N</text:p>
          </table:table-cell>
          <table:table-cell table:style-name="Table18.A2" office:value-type="string">
            <text:p text:style-name="P2"/>
          </table:table-cell>
          <table:table-cell table:style-name="Table18.A2" office:value-type="string">
            <text:p text:style-name="P2">0x30D0</text:p>
          </table:table-cell>
          <table:table-cell table:style-name="Table18.A2" office:value-type="string">
            <text:p text:style-name="P2">0x190A,8sss fddd</text:p>
          </table:table-cell>
          <table:table-cell table:style-name="Table18.G2" office:value-type="string">
            <text:p text:style-name="P2">Error code, MTI, optional information</text:p>
          </table:table-cell>
        </table:table-row>
      </table:table>
      <text:p text:style-name="P18"/>
      <text:p text:style-name="P11">The contents are, in order:</text:p>
      <text:list xml:id="list215260417" text:continue-numbering="true" text:style-name="L11">
        <text:list-item>
          <text:p text:style-name="P41">Two bytes of error code.</text:p>
        </text:list-item>
        <text:list-item>
          <text:p text:style-name="P40"><text:span text:style-name="T1">Two bytes of MTI. <text:s/>If the frame transport only delivered part of the MTI</text:span><text:span text:style-name="T1"><text:note text:id="ftn7" text:note-class="footnote"><text:note-citation>7</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8">(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20">Name</text:p>
          </table:table-cell>
          <table:table-cell table:style-name="Table19.A1" office:value-type="string">
            <text:p text:style-name="P20">Dest ID</text:p>
          </table:table-cell>
          <table:table-cell table:style-name="Table19.A1" office:value-type="string">
            <text:p text:style-name="P20">Event ID</text:p>
          </table:table-cell>
          <table:table-cell table:style-name="Table19.A1" office:value-type="string">
            <text:p text:style-name="P20">Simple Node </text:p>
          </table:table-cell>
          <table:table-cell table:style-name="Table19.A1" office:value-type="string">
            <text:p text:style-name="P20">Common</text:p>
            <text:p text:style-name="P20">MTI</text:p>
          </table:table-cell>
          <table:table-cell table:style-name="Table19.A1" office:value-type="string">
            <text:p text:style-name="P20">CAN format</text:p>
          </table:table-cell>
          <table:table-cell table:style-name="Table19.G1" office:value-type="string">
            <text:p text:style-name="P20">Data Content</text:p>
          </table:table-cell>
        </table:table-row>
        <table:table-row>
          <table:table-cell table:style-name="Table19.A2" office:value-type="string">
            <text:p text:style-name="P2">Protocol Support Inquiry</text:p>
          </table:table-cell>
          <table:table-cell table:style-name="Table19.A2" office:value-type="string">
            <text:p text:style-name="P2">Y</text:p>
          </table:table-cell>
          <table:table-cell table:style-name="Table19.A2" office:value-type="string">
            <text:p text:style-name="P2">N</text:p>
          </table:table-cell>
          <table:table-cell table:style-name="Table19.A2" office:value-type="string">
            <text:p text:style-name="P2">N</text:p>
          </table:table-cell>
          <table:table-cell table:style-name="Table19.A2" office:value-type="string">
            <text:p text:style-name="P2">0x32E0</text:p>
          </table:table-cell>
          <table:table-cell table:style-name="Table19.A2" office:value-type="string">
            <text:p text:style-name="P2">0x1Edd,dsss 2E</text:p>
          </table:table-cell>
          <table:table-cell table:style-name="Table19.G2" office:value-type="string">
            <text:p text:style-name="P2">(none)</text:p>
          </table:table-cell>
        </table:table-row>
      </table:table>
      <text:p text:style-name="Standard"/>
      <text:p text:style-name="Standard"/>
      <text:h text:style-name="Heading_20_3" text:outline-level="3"><text:bookmark text:name="psr1"/>Protocol Support Reply</text:h>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20">Name</text:p>
          </table:table-cell>
          <table:table-cell table:style-name="Table20.A1" office:value-type="string">
            <text:p text:style-name="P20">Dest ID</text:p>
          </table:table-cell>
          <table:table-cell table:style-name="Table20.A1" office:value-type="string">
            <text:p text:style-name="P20">Event ID</text:p>
          </table:table-cell>
          <table:table-cell table:style-name="Table20.A1" office:value-type="string">
            <text:p text:style-name="P20">Simple Node </text:p>
          </table:table-cell>
          <table:table-cell table:style-name="Table20.A1" office:value-type="string">
            <text:p text:style-name="P20">Common</text:p>
            <text:p text:style-name="P20">MTI</text:p>
          </table:table-cell>
          <table:table-cell table:style-name="Table20.A1" office:value-type="string">
            <text:p text:style-name="P20">CAN format</text:p>
          </table:table-cell>
          <table:table-cell table:style-name="Table20.G1" office:value-type="string">
            <text:p text:style-name="P20">Data Content</text:p>
          </table:table-cell>
        </table:table-row>
        <table:table-row>
          <table:table-cell table:style-name="Table20.A2" office:value-type="string">
            <text:p text:style-name="P2">Protocol Support Reply</text:p>
          </table:table-cell>
          <table:table-cell table:style-name="Table20.A2" office:value-type="string">
            <text:p text:style-name="P2">Y</text:p>
          </table:table-cell>
          <table:table-cell table:style-name="Table20.A2" office:value-type="string">
            <text:p text:style-name="P2">N</text:p>
          </table:table-cell>
          <table:table-cell table:style-name="Table20.A2" office:value-type="string">
            <text:p text:style-name="P2">N</text:p>
          </table:table-cell>
          <table:table-cell table:style-name="Table20.A2" office:value-type="string">
            <text:p text:style-name="P2">0x32F0</text:p>
          </table:table-cell>
          <table:table-cell table:style-name="Table20.A2" office:value-type="string">
            <text:p text:style-name="P2">0x1Edd,dsss 2F</text:p>
          </table:table-cell>
          <table:table-cell table:style-name="Table20.G2" office:value-type="string">
            <text:p text:style-name="P15">One or more bytes identifying the supported OpenLCB protocols; see Table in general description.</text:p>
          </table:table-cell>
        </table:table-row>
      </table:table>
      <text:p text:style-name="P12"><text:change-end text:change-id="ct270916160"/></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7">Annotations to the Specification<text:tab/>1</text:p>
          <text:p text:style-name="P26">Introduction<text:tab/>1</text:p>
          <text:p text:style-name="P27"><text:s/>2 Intended Use<text:tab/>2</text:p>
          <text:p text:style-name="P26"><text:s/>2.1 References and Context<text:tab/>2</text:p>
          <text:p text:style-name="P26"><text:s/>2.2 Message Format<text:tab/>2</text:p>
          <text:p text:style-name="P25"><text:s/>2.2.1 Message Type Indicators<text:tab/>2</text:p>
          <text:p text:style-name="P28"><text:s/>2.2.1.1 CAN MTI Considerations<text:tab/>5</text:p>
          <text:p text:style-name="P24"><text:s/>2.2.1.1.1 Addressed and Global CAN MTIs<text:tab/>6</text:p>
          <text:p text:style-name="P24"><text:s/>2.2.1.1.2 Datagram and Stream frame format<text:tab/>7</text:p>
          <text:p text:style-name="P24"><text:s/>2.2.1.1.3 CAN Notes<text:tab/>8</text:p>
          <text:p text:style-name="P25"><text:s/>2.2.2 Message Content<text:tab/>8</text:p>
          <text:p text:style-name="P26"><text:s/>2.3 States<text:tab/>9</text:p>
          <text:p text:style-name="P26"><text:s/>2.4 Definition of Specific Messages<text:tab/>9</text:p>
          <text:p text:style-name="P25"><text:s/>2.4.1 Initialization Complete<text:tab/>9</text:p>
          <text:p text:style-name="P25"><text:s/>2.4.2 Verify Node ID<text:tab/>9</text:p>
          <text:p text:style-name="P25"><text:s/>2.4.3 Verified Node ID<text:tab/>10</text:p>
          <text:p text:style-name="P25"><text:s/>2.4.4 Optional Interaction Rejected<text:tab/>10</text:p>
          <text:p text:style-name="P25"><text:s/>2.4.5 Terminate Due to Error<text:tab/>11</text:p>
          <text:p text:style-name="P25"><text:s/>2.4.6 Protocol Support Inquiry<text:tab/>12</text:p>
          <text:p text:style-name="P25"><text:s/>2.4.7 Protocol Support Reply<text:tab/>12</text:p>
          <text:p text:style-name="P26"><text:s/>2.5 Interactions<text:tab/>13</text:p>
          <text:p text:style-name="P25"><text:s/>2.5.1 Node Initialization<text:tab/>13</text:p>
          <text:p text:style-name="P25"><text:s/>2.5.2 Node ID Detection<text:tab/>13</text:p>
          <text:p text:style-name="P28"><text:s/>2.5.2.1 Example: Node obtaining local alias from full node ID<text:tab/>14</text:p>
          <text:p text:style-name="P28"><text:s/>2.5.2.2 Example: Finding a full node ID from a local alias<text:tab/>14</text:p>
          <text:p text:style-name="P28"><text:s/>2.5.2.3 Example: Finding all nodes<text:tab/>14</text:p>
          <text:p text:style-name="P28"><text:s/>2.5.2.4 Example: Confirming that a specific node can still be reached<text:tab/>14</text:p>
          <text:p text:style-name="P25"><text:s/>2.5.3 Error Handling<text:tab/>14</text:p>
          <text:p text:style-name="P28"><text:s/>2.5.3.1 Reject Addressed Optional Interaction<text:tab/>14</text:p>
          <text:p text:style-name="P28"><text:s/>2.5.3.2 Reject Unaddressed Optional Interaction<text:tab/>15</text:p>
          <text:p text:style-name="P28"><text:s/>2.5.3.3 Reject Addressed Standard Interaction Due to Error<text:tab/>15</text:p>
          <text:p text:style-name="P25"><text:s/>2.5.4 Duplicate Node ID Discovery<text:tab/>16</text:p>
          <text:p text:style-name="P25"><text:s/>2.5.5 Supported Protocol Inquiry and Response<text:tab/>16</text:p>
          <text:p text:style-name="P26"><text:s/>2.6 Routing<text:tab/>18</text:p>
          <text:p text:style-name="P26"><text:s/>2.7 Delays and Timeouts<text:tab/>18</text:p>
          <text:p text:style-name="P27"><text:s/>3 Simple Node Protocol Subset<text:tab/>19</text:p>
          <text:p text:style-name="P26"><text:s/>3.1 Protocol Description<text:tab/>19</text:p>
          <text:p text:style-name="P25"><text:s/>3.1.1 Messages Transmitted<text:tab/>20</text:p>
          <text:p text:style-name="P25"><text:s/>3.1.2 Messages Received<text:tab/>20</text:p>
          <text:p text:style-name="P25"><text:s/>3.1.3 Messages Not Received<text:tab/>20</text:p>
          <text:p text:style-name="P27"><text:s/>4 Gateway Processing<text:tab/>20</text:p>
          <text:p text:style-name="P27"><text:s/>5 Expansion<text:tab/>21</text:p>
          <text:p text:style-name="P26"><text:s/>5.1 Longer MTIs<text:tab/>21</text:p>
          <text:p text:style-name="P26"><text:s/>5.2 Longer Messages<text:tab/>21</text:p>
          <text:p text:style-name="P25"><text:s/>5.2.1 Long global messages<text:tab/>23</text:p>
          <text:p text:style-name="P27"><text:s/>6 CAN Adaptations<text:tab/>24</text:p>
          <text:p text:style-name="P25"><text:s/>6.1.1 Initialization Complete<text:tab/>24</text:p>
          <text:p text:style-name="P25"><text:s/>6.1.2 Verify Node ID<text:tab/>24</text:p>
          <text:p text:style-name="P25"><text:s/>6.1.3 Verified Node ID<text:tab/>25</text:p>
          <text:p text:style-name="P25"><text:s/>6.1.4 Optional Interaction Rejected<text:tab/>25</text:p>
          <text:p text:style-name="P25"><text:s/>6.1.5 Terminate Due to Error<text:tab/>26</text:p>
          <text:p text:style-name="P25"><text:s/>6.1.6 Protocol Support Inquiry<text:tab/>26</text:p>
          <text:p text:style-name="P25"><text:s/>6.1.7 Protocol Support Reply<text:tab/>2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271530416" text:id="ct271530416">
            <text:insertion>
              <office:change-info>
                <dc:creator>Bob Jacobsen</dc:creator>
                <dc:date>2013-02-06T22:33:00</dc:date>
              </office:change-info>
            </text:insertion>
          </text:changed-region>
          <text:changed-region xml:id="ct271530512" text:id="ct271530512">
            <text:deletion>
              <office:change-info>
                <dc:creator>Bob Jacobsen</dc:creator>
                <dc:date>2013-02-06T22:33:00</dc:date>
              </office:change-info>
              <text:p text:style-name="Footer"><text:span text:style-name="Page_20_Number"><text:span text:style-name="MT2"><text:date style:data-style-name="N116" text:date-value="2014-04-11T15:04:52.99">4-11-2014</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25</text:page-count></text:span></text:span><text:span text:style-name="Page_20_Number"><text:span text:style-name="MT2"> - </text:span></text:span><text:change-start text:change-id="ct271530416"/><text:span text:style-name="Page_20_Number"><text:span text:style-name="MT2"><text:date style:data-style-name="N75" text:date-value="2014-04-11T15:04:52.99">Apr 11, 2014</text:date></text:span></text:span><text:change-end text:change-id="ct271530416"/><text:change text:change-id="ct271530512"/></text:p>
      </style:footer>
    </style:master-page>
    <style:master-page style:name="First_20_Page" style:display-name="First Page" style:page-layout-name="Mpm2" style:next-style-name="Standard">
      <style:header>
        <text:tracked-changes>
          <text:changed-region xml:id="ct271538928" text:id="ct271538928">
            <text:insertion>
              <office:change-info>
                <dc:creator>David Harris</dc:creator>
                <dc:date>2013-02-11T08:18:00</dc:date>
              </office:change-info>
            </text:insertion>
          </text:changed-region>
          <text:changed-region xml:id="ct271554576" text:id="ct271554576">
            <text:insertion>
              <office:change-info>
                <dc:creator>David Harris</dc:creator>
                <dc:date>2013-02-11T08:19:00</dc:date>
              </office:change-info>
            </text:insertion>
          </text:changed-region>
          <text:changed-region xml:id="ct271556096" text:id="ct271556096">
            <text:deletion>
              <office:change-info>
                <dc:creator>David Harris</dc:creator>
                <dc:date>2013-02-11T08:18:00</dc:date>
              </office:change-info>
              <text:p text:style-name="MP6">Working Note</text:p>
            </text:deletion>
          </text:changed-region>
        </text:tracked-changes>
        <text:p text:style-name="MP4"><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start text:change-id="ct271538928"/>S<text:change-end text:change-id="ct271538928"/><text:change-start text:change-id="ct271554576"/>pecification<text:change-end text:change-id="ct271554576"/><text:change text:change-id="ct27155609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4-04-11T15:04:52.99">Apr 11, 2014</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5</text:page-count></text:span></text:span><text:span text:style-name="Page_20_Number"><text:span text:style-name="MT5"> - </text:span></text:span><text:span text:style-name="Page_20_Number"><text:span text:style-name="MT5"><text:date style:data-style-name="N116" text:date-value="2014-04-11T15:04:52.99">4-11-2014</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90</meta:editing-cycles>
    <meta:editing-duration>P2DT2H52M48S</meta:editing-duration>
    <meta:generator>OpenOffice/4.0.1$Unix OpenOffice.org_project/401m5$Build-9714</meta:generator>
    <dc:date>2014-04-11T15:04:53</dc:date>
    <dc:creator>Jim Kueneman</dc:creator>
    <meta:keyword>OpenLCB-CAN Message Network</meta:keyword>
    <meta:document-statistic meta:table-count="20" meta:image-count="1" meta:object-count="0" meta:page-count="25" meta:paragraph-count="752" meta:word-count="10522" meta:character-count="61528"/>
    <meta:user-defined meta:name="Info 1"/>
    <meta:user-defined meta:name="Info 2"/>
    <meta:user-defined meta:name="Info 3"/>
    <meta:user-defined meta:name="Info 4"/>
  </office:meta>
</office:document-meta>
</file>